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CIONES SEMÁNTICAS</text:p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Standard"><text:span text:style-name="T1">L</text:span> </text:p>
          </table:table-cell>
          <table:table-cell table:style-name="Table1.B1" office:value-type="string">
            <text:p text:style-name="Standard">Leer carácter</text:p>
          </table:table-cell>
        </table:table-row>
        <table:table-row>
          <table:table-cell table:style-name="Table1.A2" office:value-type="string">
            <text:p text:style-name="Standard"><text:span text:style-name="T1">C</text:span></text:p>
          </table:table-cell>
          <table:table-cell table:style-name="Table1.B2" office:value-type="string">
            <text:p text:style-name="Standard">Concatenar carácter</text:p>
          </table:table-cell>
        </table:table-row>
        <table:table-row>
          <table:table-cell table:style-name="Table1.A2" office:value-type="string">
            <text:p text:style-name="Standard"><text:span text:style-name="T1">GTN</text:span> </text:p>
          </table:table-cell>
          <table:table-cell table:style-name="Table1.B2" office:value-type="string">
            <text:p text:style-name="Standard">Genera token de número</text:p>
            <text:p text:style-name="Standard">Int(lexema)</text:p>
          </table:table-cell>
        </table:table-row>
        <table:table-row>
          <table:table-cell table:style-name="Table1.A2" office:value-type="string">
            <text:p text:style-name="P1">GT</text:p>
          </table:table-cell>
          <table:table-cell table:style-name="Table1.B2" office:value-type="string">
            <text:p text:style-name="P1"/>
            <text:p text:style-name="Standard">if (lexema == PAL_RES)</text:p>
            <text:p text:style-name="Standard">GENERA_TOKEN (PAL_RES, lexema)</text:p>
            <text:p text:style-name="Standard">else</text:p>
            <text:p text:style-name="Standard">GENERA_TOKEN (ID, valor)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</meta:initial-creator>
    <meta:creation-date>2010-11-16T16:47:05</meta:creation-date>
    <meta:document-statistic meta:table-count="1" meta:image-count="0" meta:object-count="0" meta:page-count="1" meta:paragraph-count="13" meta:word-count="26" meta:character-count="182"/>
    <dc:date>2010-11-16T16:50:40</dc:date>
    <dc:creator>Fernando </dc:creator>
    <meta:editing-duration>PT00H03M35S</meta:editing-duration>
    <meta:editing-cycles>1</meta:editing-cycles>
    <meta:generator>OpenOffice.org/3.2$Linux OpenOffice.org_project/320m12$Build-9483</meta:generator>
  </office:meta>
</office:document-meta>
</file>